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2528" calcext:value-type="float">
            <text:p>106.3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7456" calcext:value-type="float">
            <text:p>106.1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3576" calcext:value-type="float">
            <text:p>105.5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7296" calcext:value-type="float">
            <text:p>104.8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1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0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808" calcext:value-type="float">
            <text:p>91.4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200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199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197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